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6b3285" officeooo:paragraph-rsid="006b328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42654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c5ee7" officeooo:paragraph-rsid="006c5ee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4d5f" style:font-weight-asian="bold" style:font-weight-complex="bold"/>
    </style:style>
    <style:style style:name="T3" style:family="text">
      <style:text-properties officeooo:rsid="006b3285"/>
    </style:style>
    <style:style style:name="T4" style:family="text">
      <style:text-properties style:font-name="DejaVu Sans Condensed" fo:font-size="12pt" fo:font-weight="bold" officeooo:rsid="006e22a2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e9cb9" style:font-size-asian="12pt" style:font-weight-asian="bold" style:font-size-complex="12pt" style:font-weight-complex="bold"/>
    </style:style>
    <style:style style:name="T8" style:family="text">
      <style:text-properties officeooo:rsid="006e9c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051</text:span><text:span text:style-name="T5"> - </text:span><text:span text:style-name="T6">A/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T A POUND FOR AIR TO GROUND!!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...<text:span text:style-name="T3">Just kidding. <text:s/>You can shoot your cannon.</text:span></text:p>
      <text:list xml:id="list4065479080" text:style-name="L1">
        <text:list-item>
          <text:p text:style-name="P6">Press <text:span text:style-name="T2">Gray Reset Hat backward</text:span> to <text:span text:style-name="T1">toggle cannon on.</text:span></text:p>
        </text:list-item>
        <text:list-item>
          <text:p text:style-name="P6">Press <text:span text:style-name="T1">Trigger</text:span> to fire.</text:p>
        </text:list-item>
        <text:list-item>
          <text:p text:style-name="P7">There is to A2G sight, so use Kentucky windage and your boresight cro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25:26.418000000</dc:date>
    <meta:editing-duration>PT19H5M38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46" meta:character-count="235" meta:non-whitespace-character-count="197"/>
  </office:meta>
</office:document-meta>
</file>